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-complex="Arial"/>
    </style:style>
    <style:style style:name="P13" style:family="paragraph" style:parent-style-name="Header">
      <style:paragraph-properties style:snap-to-layout-grid="false">
        <style:tab-stops/>
      </style:paragraph-properties>
    </style:style>
    <style:style style:name="P14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ossierep_nonrespectsanctionep93_contratinsertion_structurereferente_code_postal"/>
        <text:user-field-decl office:value-type="float" office:value="0" text:name="decisionnonrespectsanctionep93_0_datefinsursis"/>
        <text:user-field-decl office:value-type="float" office:value="0" text:name="decisionnonrespectsanctionep93_0_moisdebutsanct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3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3951_767897899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3963_767897899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3971_767897899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3980_767897899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6-07T09:37:42">7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En l’absence de démarches d’insertion de votre part malgré nos multiples sollicitations, elle a proposé de réduire votre allocation RSA de 100 €.</text:p>
      <text:p text:style-name="P10"/>
      <text:p text:style-name="P10">Monsieur le Président du Conseil général demande à la Caisse d’Allocations Familiales d’effectuer cette réduction pour le mois de <text:user-field-get style:data-style-name="N106" text:name="decisionnonrespectsanctionep93_0_moisdebutsanction">décembre 1899</text:user-field-get>.</text:p>
      <text:p text:style-name="P10"/>
      <text:p text:style-name="P10">Vous pouvez contester cette décision par un recours administratif dans un délai de deux mois à compter de la réception de cette lettre, auprès de Monsieur le Président du Conseil général, Hôtel du Département – BP 93 – 93006 BOBIGNY Cedex.</text:p>
      <text:p text:style-name="P10"/>
      <text:p text:style-name="P10">Je vous invite à prendre contact avec le :</text:p>
      <text:p text:style-name="P10"/>
      <text:p text:style-name="P11"><text:user-field-get text:name="structurereferente_lib_struc"/></text:p>
      <text:p text:style-name="P11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<text:p text:style-name="P11"/>
      <text:p text:style-name="P10">afin de souscrire un contrat d’engagement réciproque. Sans contrat de votre part avant le <text:user-field-get text:name="dossierep_nonrespectsanctionep93_contratinsertion_structurereferente_code_postal"/><text:user-field-get style:data-style-name="N36" text:name="decisionnonrespectsanctionep93_0_datefinsursis">30/12/1899</text:user-field-get>, votre dossier repassera en commission et vous vous exposerez à une suspension totale de votre RSA.</text:p>
      <text:p text:style-name="P10"/>
      <text:p text:style-name="P16">Je reste à votre entière disposition pour tout renseignement complémentaire.</text:p>
      <text:p text:style-name="P10"/>
      <text:p text:style-name="P12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Prénom_20_NOM">Hélène Pont</text:p>
      <text:p text:style-name="P15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41:00</meta:creation-date>
    <dc:creator>Christian Buffin</dc:creator>
    <dc:date>2011-06-07T09:37:42</dc:date>
    <meta:print-date>2010-12-16T11:24:00</meta:print-date>
    <meta:editing-cycles>12</meta:editing-cycles>
    <meta:editing-duration>PT45M57S</meta:editing-duration>
    <meta:generator>LibreOffice/3.3$Linux LibreOffice_project/330m19$Build-202</meta:generator>
    <meta:document-statistic meta:table-count="1" meta:image-count="0" meta:object-count="0" meta:page-count="1" meta:paragraph-count="25" meta:word-count="207" meta:character-count="1269"/>
    <meta:user-defined meta:name="Info 1"/>
    <meta:user-defined meta:name="Info 2"/>
    <meta:user-defined meta:name="Info 3"/>
    <meta:user-defined meta:name="Info 4"/>
  </office:meta>
</office:document-meta>
</file>